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Задача_20_на_20_захист">
      <style:table-properties table:display="true" style:writing-mode="lr-tb"/>
    </style:style>
    <style:style style:name="ta2" style:family="table" style:master-page-name="PageStyle_5f_Задача_20_на_20_захист_20_обернена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6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-8% 58%"/>
    </style:style>
    <style:style style:name="T3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font-name-complex="Arial1" style:font-size-asian="10pt" style:font-size-complex="10pt" style:font-weight-asian="normal" style:font-weight-complex="normal" style:font-style-asian="normal" style:font-style-complex="normal" style:text-position="-8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Задача на захист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float" office:value="-2" calcext:value-type="float">
            <text:p>-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y,i</text:p>
          </table:table-cell>
          <table:table-cell table:number-columns-repeated="6"/>
        </table:table-row>
        <table:table-row table:style-name="ro1">
          <table:table-cell table:style-name="ce2" office:value-type="float" office:value="-5" calcext:value-type="float">
            <text:p>-5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1" calcext:value-type="float">
            <text:p>0,1</text:p>
          </table:table-cell>
          <table:table-cell table:style-name="ce1" table:formula="of:=SUM([.B2:.C2])" office:value-type="float" office:value="0.34" calcext:value-type="float">
            <text:p>0,34</text:p>
          </table:table-cell>
          <table:table-cell/>
          <table:table-cell table:style-name="ce1" table:formula="of:=[.B1]*[.B5]" office:value-type="float" office:value="-1.22" calcext:value-type="float">
            <text:p>-1,22</text:p>
          </table:table-cell>
          <table:table-cell table:style-name="ce1" table:formula="of:=[.C1]*[.C5]" office:value-type="float" office:value="0.78" calcext:value-type="float">
            <text:p>0,78</text:p>
          </table:table-cell>
          <table:table-cell table:style-name="ce6"/>
          <table:table-cell table:style-name="ce1" table:formula="of:=[.A2]*[.D2]" office:value-type="float" office:value="-1.7" calcext:value-type="float">
            <text:p>-1,7</text:p>
          </table:table-cell>
          <table:table-cell table:style-name="ce1" table:formula="of:=POWER([.A2];2)*[.D2]" office:value-type="float" office:value="8.5" calcext:value-type="float">
            <text:p>8,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9" calcext:value-type="float">
            <text:p>0,09</text:p>
          </table:table-cell>
          <table:table-cell table:style-name="ce1" table:formula="of:=SUM([.B3:.C3])" office:value-type="float" office:value="0.19" calcext:value-type="float">
            <text:p>0,19</text:p>
          </table:table-cell>
          <table:table-cell/>
          <table:table-cell table:style-name="ce1" table:formula="of:=POWER([.B1];2)*[.B5]" office:value-type="float" office:value="2.44" calcext:value-type="float">
            <text:p>2,44</text:p>
          </table:table-cell>
          <table:table-cell table:style-name="ce1" table:formula="of:=POWER([.C1];2)*[.C5]" office:value-type="float" office:value="1.56" calcext:value-type="float">
            <text:p>1,56</text:p>
          </table:table-cell>
          <table:table-cell table:style-name="ce6"/>
          <table:table-cell table:style-name="ce1" table:formula="of:=[.A3]*[.D3]" office:value-type="float" office:value="0" calcext:value-type="float">
            <text:p>0</text:p>
          </table:table-cell>
          <table:table-cell table:style-name="ce1" table:formula="of:=POWER([.A3];2)*[.D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(SUM([.B2:.B4])+SUM([.C2:.C3]))" office:value-type="float" office:value="0.2" calcext:value-type="float">
            <text:p>0,2</text:p>
          </table:table-cell>
          <table:table-cell table:style-name="ce1" table:formula="of:=SUM([.B4:.C4])" office:value-type="float" office:value="0.47" calcext:value-type="float">
            <text:p>0,47</text:p>
          </table:table-cell>
          <table:table-cell/>
          <table:table-cell table:style-name="ce6" table:number-columns-repeated="3"/>
          <table:table-cell table:style-name="ce1" table:formula="of:=[.A4]*[.D4]" office:value-type="float" office:value="2.35" calcext:value-type="float">
            <text:p>2,35</text:p>
          </table:table-cell>
          <table:table-cell table:style-name="ce1" table:formula="of:=POWER([.A4];2)*[.D4]" office:value-type="float" office:value="11.75" calcext:value-type="float">
            <text:p>11,75</text:p>
          </table:table-cell>
        </table:table-row>
        <table:table-row table:style-name="ro1">
          <table:table-cell table:style-name="ce1" office:value-type="string" calcext:value-type="string">
            <text:p>nx,j</text:p>
          </table:table-cell>
          <table:table-cell table:formula="of:=SUM([.B2:.B4])" office:value-type="float" office:value="0.61" calcext:value-type="float">
            <text:p>0,61</text:p>
          </table:table-cell>
          <table:table-cell table:formula="of:=SUM([.C2:.C4])" office:value-type="float" office:value="0.39" calcext:value-type="float">
            <text:p>0,39</text:p>
          </table:table-cell>
          <table:table-cell table:style-name="ce1" table:formula="of:=SUM([.B2:.C4])" office:value-type="float" office:value="1" calcext:value-type="float">
            <text:p>1</text:p>
          </table:table-cell>
          <table:table-cell/>
          <table:table-cell table:style-name="ce6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A1в</text:p>
          </table:table-cell>
          <table:table-cell table:formula="of:=SUM([.F2:.G2])/[.D5]" office:value-type="float" office:value="-0.44" calcext:value-type="float">
            <text:p>-0,44</text:p>
          </table:table-cell>
          <table:table-cell table:formula="of:=ROUND([.B7];2)" office:value-type="float" office:value="-0.44" calcext:value-type="float">
            <text:p>-0,44</text:p>
          </table:table-cell>
          <table:table-cell table:number-columns-repeated="2"/>
          <table:table-cell table:style-name="ce1" table:formula="of:=[.A2]*[.B1]*[.B2]" office:value-type="float" office:value="2.4" calcext:value-type="float">
            <text:p>2,4</text:p>
          </table:table-cell>
          <table:table-cell table:style-name="ce1" table:formula="of:=[.A2]*[.C1]*[.C2]" office:value-type="float" office:value="-1" calcext:value-type="float">
            <text:p>-1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 calcext:value-type="string">
            <text:p>A2в</text:p>
          </table:table-cell>
          <table:table-cell table:formula="of:=SUM([.I2:.I4])/1" office:value-type="float" office:value="0.65" calcext:value-type="float">
            <text:p>0,65</text:p>
          </table:table-cell>
          <table:table-cell table:formula="of:=ROUND([.B8];2)" office:value-type="float" office:value="0.65" calcext:value-type="float">
            <text:p>0,65</text:p>
          </table:table-cell>
          <table:table-cell table:number-columns-repeated="2"/>
          <table:table-cell table:style-name="ce1" table:formula="of:=[.A3]*[.B1]*[.B3]" office:value-type="float" office:value="-0" calcext:value-type="float">
            <text:p>0</text:p>
          </table:table-cell>
          <table:table-cell table:style-name="ce1" table:formula="of:=[.A3]*[.C1]*[.C3]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" table:formula="of:=[.A4]*[.B1]*[.B4]" office:value-type="float" office:value="-2.7" calcext:value-type="float">
            <text:p>-2,7</text:p>
          </table:table-cell>
          <table:table-cell table:style-name="ce1" table:formula="of:=[.C1]*[.C4]*[.A4]" office:value-type="float" office:value="2" calcext:value-type="float">
            <text:p>2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 calcext:value-type="string">
            <text:p><text:span text:style-name="T1">D</text:span><text:span text:style-name="T2">A1в</text:span></text:p>
          </table:table-cell>
          <table:table-cell table:formula="of:=SUM([.F3:.G3])/[.D5]-POWER([.B7];2)" office:value-type="float" office:value="3.8064" calcext:value-type="float">
            <text:p>3,8064</text:p>
          </table:table-cell>
          <table:table-cell table:formula="of:=ROUND([.B10];2)" office:value-type="float" office:value="3.81" calcext:value-type="float">
            <text:p>3,81</text:p>
          </table:table-cell>
          <table:table-cell table:number-columns-repeated="2"/>
          <table:table-cell table:style-name="ce1" table:formula="of:=([.C7]*[.C8])" office:value-type="float" office:value="-0.286" calcext:value-type="float">
            <text:p>-0,286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table:style-name="ce3" office:value-type="string" calcext:value-type="string">
            <text:p><text:span text:style-name="T1">D</text:span><text:span text:style-name="T2">A2в</text:span></text:p>
          </table:table-cell>
          <table:table-cell table:formula="of:=SUM([.J2:.J4])/[.D5]-POWER([.B8];2)" office:value-type="float" office:value="19.8275" calcext:value-type="float">
            <text:p>19,8275</text:p>
          </table:table-cell>
          <table:table-cell table:formula="of:=ROUND([.B11];2)" office:value-type="float" office:value="19.83" calcext:value-type="float">
            <text:p>19,83</text:p>
          </table:table-cell>
          <table:table-cell table:number-columns-repeated="2"/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3">σ</text:span><text:span text:style-name="T4">A1в</text:span></text:p>
          </table:table-cell>
          <table:table-cell table:formula="of:=SQRT([.B10])" office:value-type="float" office:value="1.95099974372115" calcext:value-type="float">
            <text:p>1,95099974372115</text:p>
          </table:table-cell>
          <table:table-cell table:formula="of:=ROUND([.B13];2)" office:value-type="float" office:value="1.95" calcext:value-type="float">
            <text:p>1,9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<text:span text:style-name="T3">σ</text:span><text:span text:style-name="T4">A2в</text:span></text:p>
          </table:table-cell>
          <table:table-cell table:formula="of:=SQRT([.B11])" office:value-type="float" office:value="4.45280810275943" calcext:value-type="float">
            <text:p>4,45280810275943</text:p>
          </table:table-cell>
          <table:table-cell table:formula="of:=ROUND([.B14];2)" office:value-type="float" office:value="4.45" calcext:value-type="float">
            <text:p>4,4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formula="of:=SUM([.F7:.G9])/[.D5]-[.F10]" office:value-type="float" office:value="0.985999999999999" calcext:value-type="float">
            <text:p>0,985999999999999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r(xy)</text:p>
          </table:table-cell>
          <table:table-cell table:style-name="ce5" table:formula="of:=[.B16]/([.B13]*[.B14])" office:value-type="float" office:value="0.113497350476737" calcext:value-type="float">
            <text:p>0,113497350476737</text:p>
          </table:table-cell>
          <table:table-cell table:style-name="ce7" table:formula="of:=ROUND([.B18];4)" office:value-type="float" office:value="0.1135" calcext:value-type="float">
            <text:p>0,1135</text:p>
          </table:table-cell>
          <table:table-cell table:number-columns-repeated="7"/>
        </table:table-row>
      </table:table>
      <table:table table:name="Задача на захист обернена" table:style-name="ta2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table:style-name="ce1"/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ny,i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2" office:value-type="float" office:value="0.49" calcext:value-type="float">
            <text:p>0,49</text:p>
          </table:table-cell>
          <table:table-cell table:style-name="ce1" table:formula="of:=SUM([.B2:.D2])" office:value-type="float" office:value="0.69" calcext:value-type="float">
            <text:p>0,69</text:p>
          </table:table-cell>
          <table:table-cell/>
          <table:table-cell table:style-name="ce1" table:formula="of:=[.B1]*[.B4]" office:value-type="float" office:value="-0.6" calcext:value-type="float">
            <text:p>-0,6</text:p>
          </table:table-cell>
          <table:table-cell table:style-name="ce1" table:formula="of:=[.C1]*[.C4]" office:value-type="float" office:value="0" calcext:value-type="float">
            <text:p>0</text:p>
          </table:table-cell>
          <table:table-cell table:style-name="ce1" table:formula="of:=[.D1]*[.D4]" office:value-type="float" office:value="3.45" calcext:value-type="float">
            <text:p>3,45</text:p>
          </table:table-cell>
          <table:table-cell/>
          <table:table-cell table:style-name="ce1" table:formula="of:=[.A2]*[.E2]" office:value-type="float" office:value="0.69" calcext:value-type="float">
            <text:p>0,69</text:p>
          </table:table-cell>
          <table:table-cell table:style-name="ce1" table:formula="of:=POWER([.A2];2)*[.E2]" office:value-type="float" office:value="0.69" calcext:value-type="float">
            <text:p>0,6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1 - SUM([.B2:.C3];[.D2])" office:value-type="float" office:value="0.2" calcext:value-type="float">
            <text:p>0,2</text:p>
          </table:table-cell>
          <table:table-cell table:style-name="ce1" table:formula="of:=SUM([.B3:.D3])" office:value-type="float" office:value="0.31" calcext:value-type="float">
            <text:p>0,31</text:p>
          </table:table-cell>
          <table:table-cell/>
          <table:table-cell table:style-name="ce1" table:formula="of:=POWER([.B1];2)*[.B4]" office:value-type="float" office:value="1.8" calcext:value-type="float">
            <text:p>1,8</text:p>
          </table:table-cell>
          <table:table-cell table:style-name="ce1" table:formula="of:=POWER([.C1];2)*[.C4]" office:value-type="float" office:value="0" calcext:value-type="float">
            <text:p>0</text:p>
          </table:table-cell>
          <table:table-cell table:style-name="ce1" table:formula="of:=POWER([.D1];2)*[.D4]" office:value-type="float" office:value="17.25" calcext:value-type="float">
            <text:p>17,25</text:p>
          </table:table-cell>
          <table:table-cell/>
          <table:table-cell table:style-name="ce1" table:formula="of:=[.A3]*[.E3]" office:value-type="float" office:value="0.62" calcext:value-type="float">
            <text:p>0,62</text:p>
          </table:table-cell>
          <table:table-cell table:style-name="ce1" table:formula="of:=POWER([.A3];2)*[.E3]" office:value-type="float" office:value="1.24" calcext:value-type="float">
            <text:p>1,24</text:p>
          </table:table-cell>
        </table:table-row>
        <table:table-row table:style-name="ro1">
          <table:table-cell table:style-name="ce1" office:value-type="string" calcext:value-type="string">
            <text:p>nx,j</text:p>
          </table:table-cell>
          <table:table-cell table:formula="of:=SUM([.B2:.B3])" office:value-type="float" office:value="0.2" calcext:value-type="float">
            <text:p>0,2</text:p>
          </table:table-cell>
          <table:table-cell table:formula="of:=SUM([.C2:.C3])" office:value-type="float" office:value="0.11" calcext:value-type="float">
            <text:p>0,11</text:p>
          </table:table-cell>
          <table:table-cell table:style-name="ce1" table:formula="of:=SUM([.D2:.D3])" office:value-type="float" office:value="0.69" calcext:value-type="float">
            <text:p>0,69</text:p>
          </table:table-cell>
          <table:table-cell table:style-name="ce1" table:formula="of:=SUM([.B2:.D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A1в</text:p>
          </table:table-cell>
          <table:table-cell table:formula="of:=SUM([.G2:.I2])" office:value-type="float" office:value="2.85" calcext:value-type="float">
            <text:p>2,85</text:p>
          </table:table-cell>
          <table:table-cell table:formula="of:=ROUND([.B6];2)" office:value-type="float" office:value="2.85" calcext:value-type="float">
            <text:p>2,85</text:p>
          </table:table-cell>
          <table:table-cell/>
          <table:table-cell table:style-name="ce1" table:formula="of:=[.$A2]*[.B1]*[.B2]" office:value-type="float" office:value="-0.3" calcext:value-type="float">
            <text:p>-0,3</text:p>
          </table:table-cell>
          <table:table-cell table:style-name="ce1" table:formula="of:=[.$A2]*[.C1]*[.C2]" office:value-type="float" office:value="0" calcext:value-type="float">
            <text:p>0</text:p>
          </table:table-cell>
          <table:table-cell table:style-name="ce1" table:formula="of:=[.$A2]*[.D1]*[.D2]"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2в</text:p>
          </table:table-cell>
          <table:table-cell table:formula="of:=SUM([.K2:.K3])" office:value-type="float" office:value="1.31" calcext:value-type="float">
            <text:p>1,31</text:p>
          </table:table-cell>
          <table:table-cell table:formula="of:=ROUND([.B7];2)" office:value-type="float" office:value="1.31" calcext:value-type="float">
            <text:p>1,31</text:p>
          </table:table-cell>
          <table:table-cell/>
          <table:table-cell table:style-name="ce1" table:formula="of:=[.$A3]*[.B1]*[.B3]" office:value-type="float" office:value="-0.6" calcext:value-type="float">
            <text:p>-0,6</text:p>
          </table:table-cell>
          <table:table-cell table:style-name="ce1" table:formula="of:=[.$A3]*[.C1]*[.C3]" office:value-type="float" office:value="0" calcext:value-type="float">
            <text:p>0</text:p>
          </table:table-cell>
          <table:table-cell table:style-name="ce1" table:formula="of:=[.$A3]*[.D1]*[.D3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/>
          <table:table-cell table:style-name="ce1" table:formula="of:=[.C6]*[.C7]" office:value-type="float" office:value="3.7335" calcext:value-type="float">
            <text:p>3,733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<text:span text:style-name="T1">D</text:span><text:span text:style-name="T2">A1в</text:span></text:p>
          </table:table-cell>
          <table:table-cell table:formula="of:=SUM([.G3:.I3])/[.E4]-POWER([.B6];2)" office:value-type="float" office:value="10.9275" calcext:value-type="float">
            <text:p>10,9275</text:p>
          </table:table-cell>
          <table:table-cell table:formula="of:=ROUND([.B9];2)" office:value-type="float" office:value="10.93" calcext:value-type="float">
            <text:p>10,9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<text:span text:style-name="T1">D</text:span><text:span text:style-name="T2">A2в</text:span></text:p>
          </table:table-cell>
          <table:table-cell table:formula="of:=SUM([.L2:.L3])/1-POWER([.B7];2)" office:value-type="float" office:value="0.2139" calcext:value-type="float">
            <text:p>0,2139</text:p>
          </table:table-cell>
          <table:table-cell table:formula="of:=ROUND([.B10];2)" office:value-type="float" office:value="0.21" calcext:value-type="float">
            <text:p>0,21</text:p>
          </table:table-cell>
          <table:table-cell table:number-columns-repeated="9"/>
        </table:table-row>
        <table:table-row table:style-name="ro1">
          <table:table-cell/>
          <table:table-cell table:style-name="ce6"/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<text:span text:style-name="T3">σ</text:span><text:span text:style-name="T4">A1в</text:span></text:p>
          </table:table-cell>
          <table:table-cell table:formula="of:=SQRT([.B9])" office:value-type="float" office:value="3.30567693521312" calcext:value-type="float">
            <text:p>3,30567693521312</text:p>
          </table:table-cell>
          <table:table-cell table:formula="of:=ROUND([.B12];2)" office:value-type="float" office:value="3.31" calcext:value-type="float">
            <text:p>3,3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<text:span text:style-name="T3">σ</text:span><text:span text:style-name="T4">A2в</text:span></text:p>
          </table:table-cell>
          <table:table-cell table:formula="of:=SQRT([.B10])" office:value-type="float" office:value="0.462493243193887" calcext:value-type="float">
            <text:p>0,462493243193887</text:p>
          </table:table-cell>
          <table:table-cell table:formula="of:=ROUND([.B13];2)" office:value-type="float" office:value="0.46" calcext:value-type="float">
            <text:p>0,46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M(XY)</text:p>
          </table:table-cell>
          <table:table-cell table:formula="of:=SUM([.E6:.G7])/[.E4]-[.E8]" office:value-type="float" office:value="-0.1835" calcext:value-type="float">
            <text:p>-0,1835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r(xy)</text:p>
          </table:table-cell>
          <table:table-cell table:style-name="ce5" table:formula="of:=[.B15]/([.B12]*[.B13])" office:value-type="float" office:value="-0.120024600395053" calcext:value-type="float">
            <text:p>-0,120024600395053</text:p>
          </table:table-cell>
          <table:table-cell table:style-name="ce7" table:formula="of:=ROUND([.B17];4)" office:value-type="float" office:value="-0.12" calcext:value-type="float">
            <text:p>-0,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2" style:volatile="true">
      <number:text> </number:text>
      <number:fill-character> </number:fill-character>
      <number:text>- грн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2" style:volatile="true">
      <number:text> </number:text>
      <number:fill-character> </number:fill-character>
      <number:text>-  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number number:decimal-places="2" number:min-decimal-places="2" number:min-integer-digits="1" number:grouping="true"/>
      <number:text>   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  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  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Задача_20_на_20_захист_20_обернена" style:display-name="PageStyle_Задача на захист обернена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Задача_20_на_20_захист" style:display-name="PageStyle_Задача на захист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5:11:46</meta:creation-date>
    <dc:language>uk-UA</dc:language>
    <dc:date>2023-01-18T23:30:30</dc:date>
    <meta:editing-cycles>6</meta:editing-cycles>
    <meta:editing-duration>PT1H13M</meta:editing-duration>
    <meta:generator>LibreOffice/7.4.4.2$Linux_X86_64 LibreOffice_project/40$Build-2</meta:generator>
    <meta:document-statistic meta:table-count="2" meta:cell-count="118" meta:object-count="0"/>
    <meta:user-defined meta:name="AppVersion">15.0000</meta:user-defined>
  </office:meta>
</office:document-meta>
</file>